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widows="1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999999" style:font-name="monospace" fo:font-size="9.75pt" fo:letter-spacing="normal" fo:font-style="normal" fo:font-weight="normal"/>
    </style:style>
    <style:style style:name="T3" style:family="text">
      <style:text-properties fo:font-variant="normal" fo:text-transform="none" fo:color="#aa7700" style:font-name="monospace" fo:font-size="9.75pt" fo:letter-spacing="normal" fo:font-style="normal" fo:font-weight="normal"/>
    </style:style>
    <style:style style:name="T4" style:family="text">
      <style:text-properties fo:font-variant="normal" fo:text-transform="none" fo:color="#ff0000" fo:letter-spacing="normal"/>
    </style:style>
    <style:style style:name="T5" style:family="text">
      <style:text-properties fo:font-variant="normal" fo:text-transform="none" fo:color="#ff0000" style:font-name="monospace" fo:font-size="9.75pt" fo:letter-spacing="normal" fo:font-style="normal" fo:font-weight="normal"/>
    </style:style>
    <style:style style:name="T6" style:family="text">
      <style:text-properties fo:font-variant="normal" fo:text-transform="none" fo:color="#008000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008000" style:font-name="monospace" fo:font-size="9.75pt" fo:letter-spacing="normal" fo:font-style="normal" fo:font-weight="bold"/>
    </style:style>
    <style:style style:name="T8" style:family="text">
      <style:text-properties fo:font-variant="normal" fo:text-transform="none" fo:color="#0000ff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color="#0000ff" style:font-name="monospace" fo:font-size="9.75pt" fo:letter-spacing="normal" fo:font-style="normal" fo:font-weight="bold"/>
    </style:style>
    <style:style style:name="T10" style:family="text">
      <style:text-properties fo:font-variant="normal" fo:text-transform="none" fo:color="#aa2222" style:font-name="monospace" fo:font-size="9.75pt" fo:letter-spacing="normal" fo:font-style="normal" fo:font-weight="normal"/>
    </style:style>
    <style:style style:name="T11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12" style:family="text">
      <style:text-properties fo:font-variant="normal" fo:text-transform="none" fo:color="#000000" style:font-name="monospace" fo:font-size="9.75pt" fo:letter-spacing="normal" fo:font-style="normal" fo:font-weight="bold"/>
    </style:style>
    <style:style style:name="T13" style:family="text">
      <style:text-properties fo:font-variant="normal" fo:text-transform="none" fo:color="#228811" style:font-name="monospace" fo:font-size="9.75pt" fo:letter-spacing="normal" fo:font-style="normal" fo:font-weight="normal"/>
    </style:style>
    <style:style style:name="T14" style:family="text">
      <style:text-properties fo:font-variant="normal" fo:text-transform="none" fo:color="#770088" style:font-name="monospace" fo:font-size="9.75pt" fo:letter-spacing="normal" fo:font-style="normal" fo:font-weight="bold"/>
    </style:style>
    <style:style style:name="T15" style:family="text">
      <style:text-properties fo:font-variant="normal" fo:text-transform="none" fo:color="#006400" style:font-name="monospace" fo:font-size="9.75pt" fo:letter-spacing="normal" fo:font-style="normal" fo:font-weight="bold"/>
    </style:style>
    <style:style style:name="T16" style:family="text">
      <style:text-properties fo:font-variant="normal" fo:text-transform="none" fo:color="#aa00bb" style:font-name="monospace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credi 10 juin : compte rendu</text:p>
      <text:p text:style-name="Standard"><text:s/>Dans gestion des templates =&gt; modifier la page d'erreur du template. Fichier php.error : Ancien code : ( à conserver en cas de problème ). </text:p>
      <text:p text:style-name="Standard"/>
      <text:p text:style-name="P2"><text:span text:style-name="T2">&lt;?php</text:span><text:line-break/><text:line-break/><text:line-break/><text:line-break/><text:span text:style-name="T3">/**</text:span><text:line-break/><text:line-break/><text:span text:style-name="T4"> </text:span><text:span text:style-name="T3">*</text:span><text:line-break/><text:line-break/><text:span text:style-name="T4"> </text:span><text:span text:style-name="T3">* Error view</text:span><text:line-break/><text:line-break/><text:span text:style-name="T4"> </text:span><text:span text:style-name="T3">*</text:span><text:line-break/><text:line-break/><text:span text:style-name="T4"> </text:span><text:span text:style-name="T3">* @version             1.0.0</text:span><text:line-break/><text:line-break/><text:span text:style-name="T4"> </text:span><text:span text:style-name="T3">* @package             Gavern Framework</text:span><text:line-break/><text:line-break/><text:span text:style-name="T4"> </text:span><text:span text:style-name="T3">* @copyright      Copyright (C) 2010 - 2011 GavickPro. All rights reserved.</text:span><text:line-break/><text:line-break/><text:span text:style-name="T4"> </text:span><text:span text:style-name="T3">*               </text:span><text:line-break/><text:line-break/><text:span text:style-name="T4"> </text:span><text:span text:style-name="T3">*/</text:span><text:line-break/><text:line-break/><text:span text:style-name="T4"> </text:span><text:line-break/><text:line-break/><text:span text:style-name="T3">// No direct access.</text:span><text:line-break/><text:line-break/><text:span text:style-name="T6">defined</text:span><text:span text:style-name="T8">(</text:span><text:span text:style-name="T10">'_JEXEC'</text:span><text:span text:style-name="T8">) </text:span><text:span text:style-name="T9">or </text:span><text:span text:style-name="T7">die</text:span><text:span text:style-name="T8">;</text:span><text:line-break/><text:line-break/><text:span text:style-name="T11">jimport</text:span><text:span text:style-name="T8">(</text:span><text:span text:style-name="T10">'joomla.factory'</text:span><text:span text:style-name="T8">);</text:span><text:line-break/><text:line-break/><text:span text:style-name="T3">// get the URI instance</text:span><text:line-break/><text:line-break/><text:span text:style-name="T12">$uri </text:span><text:span text:style-name="T8">= </text:span><text:span text:style-name="T11">JURI</text:span><text:span text:style-name="T8">::</text:span><text:span text:style-name="T11">getInstance</text:span><text:span text:style-name="T8">();</text:span><text:line-break/><text:line-break/><text:span text:style-name="T3">// get the template params</text:span><text:line-break/><text:line-break/><text:span text:style-name="T12">$templateParams </text:span><text:span text:style-name="T8">= </text:span><text:span text:style-name="T11">JFactory</text:span><text:span text:style-name="T8">::</text:span><text:span text:style-name="T11">getApplication</text:span><text:span text:style-name="T8">()-&gt;</text:span><text:span text:style-name="T11">getTemplate</text:span><text:span text:style-name="T8">(</text:span><text:span text:style-name="T13">true</text:span><text:span text:style-name="T8">)-&gt;</text:span><text:span text:style-name="T11">params</text:span><text:span text:style-name="T8">; </text:span><text:line-break/><text:line-break/><text:span text:style-name="T14">if</text:span><text:span text:style-name="T8">(</text:span><text:span text:style-name="T12">$templateParams</text:span><text:span text:style-name="T8">-&gt;</text:span><text:span text:style-name="T11">get</text:span><text:span text:style-name="T8">(</text:span><text:span text:style-name="T10">'webmaster_contact_type'</text:span><text:span text:style-name="T8">) != </text:span><text:span text:style-name="T10">'none'</text:span><text:span text:style-name="T8">) {</text:span><text:line-break/><text:line-break/><text:span text:style-name="T4">     </text:span><text:span text:style-name="T3">// get the webmaster e-mail value</text:span><text:line-break/><text:line-break/><text:span text:style-name="T4">     </text:span><text:span text:style-name="T12">$webmaster_contact </text:span><text:span text:style-name="T8">= </text:span><text:span text:style-name="T12">$templateParams</text:span><text:span text:style-name="T8">-&gt;</text:span><text:span text:style-name="T11">get</text:span><text:span text:style-name="T8">(</text:span><text:span text:style-name="T10">'webmaster_contact'</text:span><text:span text:style-name="T8">, </text:span><text:span text:style-name="T10">''</text:span><text:span text:style-name="T8">);</text:span><text:line-break/><text:line-break/><text:span text:style-name="T4">     </text:span><text:span text:style-name="T14">if</text:span><text:span text:style-name="T8">(</text:span><text:span text:style-name="T12">$templateParams</text:span><text:span text:style-name="T8">-&gt;</text:span><text:span text:style-name="T11">get</text:span><text:span text:style-name="T8">(</text:span><text:span text:style-name="T10">'webmaster_contact_type'</text:span><text:span text:style-name="T8">) == </text:span><text:span text:style-name="T10">'email'</text:span><text:span text:style-name="T8">) {</text:span><text:line-break/><text:line-break/><text:span text:style-name="T4">          </text:span><text:span text:style-name="T3">// e-mail cloak</text:span><text:line-break/><text:line-break/><text:span text:style-name="T4">          </text:span><text:span text:style-name="T12">$searchEmail </text:span><text:span text:style-name="T8">= </text:span><text:span text:style-name="T10">'([\w\.\-]+\@(?:[a-z0-9\.\-]+\.)+(?:[a-z0-9\-]{2,4}))'</text:span><text:span text:style-name="T8">;</text:span><text:line-break/><text:line-break/><text:soft-page-break/><text:span text:style-name="T4">          </text:span><text:span text:style-name="T12">$searchText </text:span><text:span text:style-name="T8">= </text:span><text:span text:style-name="T10">'([\x20-\x7f][^&lt;&gt;]+)'</text:span><text:span text:style-name="T8">;</text:span><text:line-break/><text:line-break/><text:span text:style-name="T4">          </text:span><text:span text:style-name="T12">$pattern </text:span><text:span text:style-name="T8">= </text:span><text:span text:style-name="T10">'~(?:&lt;a [\w "\'=\@\.\-]*href\s*=\s*"mailto:' </text:span><text:span text:style-name="T8">. </text:span><text:span text:style-name="T12">$searchEmail </text:span><text:span text:style-name="T8">. </text:span><text:span text:style-name="T10">'"[\w "\'=\@\.\-]*)&gt;' </text:span><text:span text:style-name="T8">. </text:span><text:span text:style-name="T12">$searchText </text:span><text:span text:style-name="T8">. </text:span><text:span text:style-name="T10">'&lt;/a&gt;~i'</text:span><text:span text:style-name="T8">;   </text:span><text:line-break/><text:line-break/><text:span text:style-name="T4">          </text:span><text:span text:style-name="T6">preg_match</text:span><text:span text:style-name="T8">(</text:span><text:span text:style-name="T12">$pattern</text:span><text:span text:style-name="T8">, </text:span><text:span text:style-name="T10">'&lt;a href="mailto:'</text:span><text:span text:style-name="T8">.</text:span><text:span text:style-name="T12">$webmaster_contact</text:span><text:span text:style-name="T8">.</text:span><text:span text:style-name="T10">'"&gt;'</text:span><text:span text:style-name="T8">.</text:span><text:span text:style-name="T11">JText</text:span><text:span text:style-name="T8">::</text:span><text:span text:style-name="T6">_</text:span><text:span text:style-name="T8">(</text:span><text:span text:style-name="T10">'TPL_GK_LANG_CONTACT_WEBMASTER'</text:span><text:span text:style-name="T8">).</text:span><text:span text:style-name="T10">'&lt;/a&gt;'</text:span><text:span text:style-name="T8">, </text:span><text:span text:style-name="T12">$regs</text:span><text:span text:style-name="T8">, </text:span><text:span text:style-name="T15">PREG_OFFSET_CAPTURE</text:span><text:span text:style-name="T8">);</text:span><text:line-break/><text:line-break/><text:span text:style-name="T4">          </text:span><text:span text:style-name="T12">$replacement </text:span><text:span text:style-name="T8">= </text:span><text:span text:style-name="T11">JHtml</text:span><text:span text:style-name="T8">::</text:span><text:span text:style-name="T6">_</text:span><text:span text:style-name="T8">(</text:span><text:span text:style-name="T10">'email.cloak'</text:span><text:span text:style-name="T8">, </text:span><text:span text:style-name="T12">$regs</text:span><text:span text:style-name="T8">[</text:span><text:span text:style-name="T13">1</text:span><text:span text:style-name="T8">][</text:span><text:span text:style-name="T13">0</text:span><text:span text:style-name="T8">], </text:span><text:span text:style-name="T13">1</text:span><text:span text:style-name="T8">, </text:span><text:span text:style-name="T12">$regs</text:span><text:span text:style-name="T8">[</text:span><text:span text:style-name="T13">2</text:span><text:span text:style-name="T8">][</text:span><text:span text:style-name="T13">0</text:span><text:span text:style-name="T8">], </text:span><text:span text:style-name="T13">0</text:span><text:span text:style-name="T8">);</text:span><text:line-break/><text:line-break/><text:span text:style-name="T4">          </text:span><text:span text:style-name="T12">$webmaster_contact_email </text:span><text:span text:style-name="T8">= </text:span><text:span text:style-name="T6">substr_replace</text:span><text:span text:style-name="T8">(</text:span><text:span text:style-name="T12">$webmaster_contact</text:span><text:span text:style-name="T8">, </text:span><text:span text:style-name="T12">$replacement</text:span><text:span text:style-name="T8">, </text:span><text:span text:style-name="T12">$regs</text:span><text:span text:style-name="T8">[</text:span><text:span text:style-name="T13">0</text:span><text:span text:style-name="T8">][</text:span><text:span text:style-name="T13">1</text:span><text:span text:style-name="T8">], </text:span><text:span text:style-name="T6">strlen</text:span><text:span text:style-name="T8">(</text:span><text:span text:style-name="T12">$regs</text:span><text:span text:style-name="T8">[</text:span><text:span text:style-name="T13">0</text:span><text:span text:style-name="T8">][</text:span><text:span text:style-name="T13">0</text:span><text:span text:style-name="T8">]));</text:span><text:line-break/><text:line-break/><text:span text:style-name="T4">     </text:span><text:span text:style-name="T8">}</text:span><text:line-break/><text:line-break/><text:span text:style-name="T8">}</text:span><text:line-break/><text:line-break/><text:line-break/><text:line-break/><text:span text:style-name="T3">// get necessary template parameters</text:span><text:line-break/><text:line-break/><text:span text:style-name="T12">$templateParams </text:span><text:span text:style-name="T8">= </text:span><text:span text:style-name="T11">JFactory</text:span><text:span text:style-name="T8">::</text:span><text:span text:style-name="T11">getApplication</text:span><text:span text:style-name="T8">()-&gt;</text:span><text:span text:style-name="T11">getTemplate</text:span><text:span text:style-name="T8">(</text:span><text:span text:style-name="T13">true</text:span><text:span text:style-name="T8">)-&gt;</text:span><text:span text:style-name="T11">params</text:span><text:span text:style-name="T8">;</text:span><text:line-break/><text:line-break/><text:span text:style-name="T12">$pageName </text:span><text:span text:style-name="T8">= </text:span><text:span text:style-name="T11">JFactory</text:span><text:span text:style-name="T8">::</text:span><text:span text:style-name="T11">getDocument</text:span><text:span text:style-name="T8">()-&gt;</text:span><text:span text:style-name="T11">getTitle</text:span><text:span text:style-name="T8">();</text:span><text:line-break/><text:line-break/><text:line-break/><text:line-break/><text:span text:style-name="T3">// get logo configuration</text:span><text:line-break/><text:line-break/><text:span text:style-name="T12">$logo_type </text:span><text:span text:style-name="T8">= </text:span><text:span text:style-name="T12">$templateParams</text:span><text:span text:style-name="T8">-&gt;</text:span><text:span text:style-name="T11">get</text:span><text:span text:style-name="T8">(</text:span><text:span text:style-name="T10">'logo_type'</text:span><text:span text:style-name="T8">);</text:span><text:line-break/><text:line-break/><text:span text:style-name="T12">$logo_image </text:span><text:span text:style-name="T8">= </text:span><text:span text:style-name="T12">$templateParams</text:span><text:span text:style-name="T8">-&gt;</text:span><text:span text:style-name="T11">get</text:span><text:span text:style-name="T8">(</text:span><text:span text:style-name="T10">'logo_image'</text:span><text:span text:style-name="T8">);</text:span><text:line-break/><text:line-break/><text:line-break/><text:line-break/><text:span text:style-name="T14">if</text:span><text:span text:style-name="T8">((</text:span><text:span text:style-name="T12">$logo_image </text:span><text:span text:style-name="T8">== </text:span><text:span text:style-name="T10">''</text:span><text:span text:style-name="T8">) || (</text:span><text:span text:style-name="T12">$templateParams</text:span><text:span text:style-name="T8">-&gt;</text:span><text:span text:style-name="T11">get</text:span><text:span text:style-name="T8">(</text:span><text:span text:style-name="T10">'logo_type'</text:span><text:span text:style-name="T8">) == </text:span><text:span text:style-name="T10">'css'</text:span><text:span text:style-name="T8">)) {</text:span><text:line-break/><text:line-break/><text:span text:style-name="T4">     </text:span><text:span text:style-name="T12">$logo_image </text:span><text:span text:style-name="T8">= </text:span><text:span text:style-name="T11">JURI</text:span><text:span text:style-name="T8">::</text:span><text:span text:style-name="T11">base</text:span><text:span text:style-name="T8">() . </text:span><text:span text:style-name="T10">'../images/logo.png'</text:span><text:span text:style-name="T8">;</text:span><text:line-break/><text:line-break/><text:span text:style-name="T8">} </text:span><text:span text:style-name="T14">else </text:span><text:span text:style-name="T8">{</text:span><text:line-break/><text:line-break/><text:span text:style-name="T4">     </text:span><text:span text:style-name="T12">$logo_image </text:span><text:span text:style-name="T8">= </text:span><text:span text:style-name="T11">JURI</text:span><text:span text:style-name="T8">::</text:span><text:span text:style-name="T11">base</text:span><text:span text:style-name="T8">() . </text:span><text:span text:style-name="T12">$logo_image</text:span><text:span text:style-name="T8">;</text:span><text:line-break/><text:line-break/><text:span text:style-name="T8">}</text:span><text:line-break/><text:line-break/><text:span text:style-name="T12">$logo_text </text:span><text:span text:style-name="T8">= </text:span><text:span text:style-name="T12">$templateParams</text:span><text:span text:style-name="T8">-&gt;</text:span><text:span text:style-name="T11">get</text:span><text:span text:style-name="T8">(</text:span><text:span text:style-name="T10">'logo_text'</text:span><text:span text:style-name="T8">, </text:span><text:span text:style-name="T10">''</text:span><text:span text:style-name="T8">);</text:span><text:line-break/><text:line-break/><text:span text:style-name="T12">$logo_slogan </text:span><text:span text:style-name="T8">= </text:span><text:span text:style-name="T12">$templateParams</text:span><text:span text:style-name="T8">-&gt;</text:span><text:span text:style-name="T11">get</text:span><text:span text:style-name="T8">(</text:span><text:span text:style-name="T10">'logo_slogan'</text:span><text:span text:style-name="T8">, </text:span><text:span text:style-name="T10">''</text:span><text:span text:style-name="T8">);</text:span><text:line-break/><text:line-break/><text:line-break/><text:line-break/><text:span text:style-name="T2">?&gt;</text:span><text:line-break/><text:line-break/><text:soft-page-break/><text:span text:style-name="T5">&lt;!DOCTYPE html PUBLIC "-//W3C//DTD XHTML 1.0 Transitional//EN" "http://www.w3.org/TR/xhtml1/DTD/xhtml1-transitional.dtd"&gt;</text:span><text:line-break/><text:line-break/><text:span text:style-name="T11">&lt;</text:span><text:span text:style-name="T16">html </text:span><text:span text:style-name="T8">xmlns</text:span><text:span text:style-name="T11">=</text:span><text:span text:style-name="T13">"http://www.w3.org/1999/xhtml" </text:span><text:span text:style-name="T8">xml:lang</text:span><text:span text:style-name="T11">=</text:span><text:span text:style-name="T13">"&lt;?php echo $this-&gt;language; ?&gt;" </text:span><text:span text:style-name="T8">lang</text:span><text:span text:style-name="T11">=</text:span><text:span text:style-name="T13">"&lt;?php echo $this-&gt;language; ?&gt;" </text:span><text:span text:style-name="T8">dir</text:span><text:span text:style-name="T11">=</text:span><text:span text:style-name="T13">"&lt;?php echo $this-&gt;direction; ?&gt;"</text:span><text:span text:style-name="T11">&gt;</text:span><text:line-break/><text:line-break/><text:span text:style-name="T11">&lt;</text:span><text:span text:style-name="T16">head</text:span><text:span text:style-name="T11">&gt;</text:span><text:line-break/><text:line-break/><text:span text:style-name="T4">  </text:span><text:span text:style-name="T11">&lt;</text:span><text:span text:style-name="T16">title</text:span><text:span text:style-name="T11">&gt;</text:span><text:span text:style-name="T2">&lt;?php </text:span><text:span text:style-name="T7">echo </text:span><text:span text:style-name="T14">$this</text:span><text:span text:style-name="T8">-&gt;</text:span><text:span text:style-name="T11">error</text:span><text:span text:style-name="T8">-&gt;</text:span><text:span text:style-name="T11">getCode</text:span><text:span text:style-name="T8">(); </text:span><text:span text:style-name="T2">?&gt;</text:span><text:span text:style-name="T11">-</text:span><text:span text:style-name="T2">&lt;?php </text:span><text:span text:style-name="T7">echo </text:span><text:span text:style-name="T14">$this</text:span><text:span text:style-name="T8">-&gt;</text:span><text:span text:style-name="T11">title</text:span><text:span text:style-name="T8">; </text:span><text:span text:style-name="T2">?&gt;</text:span><text:span text:style-name="T11">&lt;/</text:span><text:span text:style-name="T16">title</text:span><text:span text:style-name="T11">&gt;</text:span><text:line-break/><text:line-break/><text:span text:style-name="T4">  </text:span><text:span text:style-name="T11">&lt;</text:span><text:span text:style-name="T16">link </text:span><text:span text:style-name="T8">href</text:span><text:span text:style-name="T11">=</text:span><text:span text:style-name="T13">"http://fonts.googleapis.com/css?family=Norican&amp;subset=latin,latin-ext" </text:span><text:span text:style-name="T8">rel</text:span><text:span text:style-name="T11">=</text:span><text:span text:style-name="T13">"stylesheet" </text:span><text:span text:style-name="T8">type</text:span><text:span text:style-name="T11">=</text:span><text:span text:style-name="T13">"text/css" </text:span><text:span text:style-name="T11">/&gt;</text:span><text:line-break/><text:line-break/><text:span text:style-name="T4">  </text:span><text:span text:style-name="T11">&lt;</text:span><text:span text:style-name="T16">link </text:span><text:span text:style-name="T8">href</text:span><text:span text:style-name="T11">=</text:span><text:span text:style-name="T13">"http://fonts.googleapis.com/css?family=Expletus+Sans:400,700,600" </text:span><text:span text:style-name="T8">rel</text:span><text:span text:style-name="T11">=</text:span><text:span text:style-name="T13">"stylesheet" </text:span><text:span text:style-name="T8">type</text:span><text:span text:style-name="T11">=</text:span><text:span text:style-name="T13">"text/css" </text:span><text:span text:style-name="T11">/&gt;</text:span><text:line-break/><text:line-break/><text:span text:style-name="T4">  </text:span><text:span text:style-name="T11">&lt;</text:span><text:span text:style-name="T16">link </text:span><text:span text:style-name="T8">rel</text:span><text:span text:style-name="T11">=</text:span><text:span text:style-name="T13">"stylesheet" </text:span><text:span text:style-name="T8">href</text:span><text:span text:style-name="T11">=</text:span><text:span text:style-name="T13">"&lt;?php echo JURI::base(); ?&gt;templates/&lt;?php echo $this-&gt;template; ?&gt;/css/system/error.css" </text:span><text:span text:style-name="T8">type</text:span><text:span text:style-name="T11">=</text:span><text:span text:style-name="T13">"text/css" </text:span><text:span text:style-name="T11">/&gt;</text:span><text:line-break/><text:line-break/><text:span text:style-name="T11">&lt;/</text:span><text:span text:style-name="T16">head</text:span><text:span text:style-name="T11">&gt;</text:span><text:line-break/><text:line-break/><text:span text:style-name="T11">&lt;</text:span><text:span text:style-name="T16">body</text:span><text:span text:style-name="T11">&gt;</text:span><text:line-break/><text:line-break/><text:span text:style-name="T4">  </text:span><text:span text:style-name="T11">&lt;</text:span><text:span text:style-name="T16">div </text:span><text:span text:style-name="T8">id</text:span><text:span text:style-name="T11">=</text:span><text:span text:style-name="T13">"gkLogoWrap"</text:span><text:span text:style-name="T11">&gt;</text:span><text:line-break/><text:line-break/><text:span text:style-name="T4">  </text:span><text:span text:style-name="T2">&lt;?php </text:span><text:span text:style-name="T14">if </text:span><text:span text:style-name="T8">(</text:span><text:span text:style-name="T12">$logo_type </text:span><text:span text:style-name="T8">!==</text:span><text:span text:style-name="T10">'none'</text:span><text:span text:style-name="T8">): </text:span><text:span text:style-name="T2">?&gt;</text:span><text:line-break/><text:line-break/><text:span text:style-name="T4">       </text:span><text:span text:style-name="T2">&lt;?php </text:span><text:span text:style-name="T14">if</text:span><text:span text:style-name="T8">(</text:span><text:span text:style-name="T12">$logo_type </text:span><text:span text:style-name="T8">== </text:span><text:span text:style-name="T10">'css'</text:span><text:span text:style-name="T8">) : </text:span><text:span text:style-name="T2">?&gt;</text:span><text:line-break/><text:line-break/><text:span text:style-name="T4">          </text:span><text:span text:style-name="T11">&lt;</text:span><text:span text:style-name="T16">a </text:span><text:span text:style-name="T8">href</text:span><text:span text:style-name="T11">=</text:span><text:span text:style-name="T13">"./" </text:span><text:span text:style-name="T8">id</text:span><text:span text:style-name="T11">=</text:span><text:span text:style-name="T13">"gkLogo" </text:span><text:span text:style-name="T8">class</text:span><text:span text:style-name="T11">=</text:span><text:span text:style-name="T13">"cssLogo"</text:span><text:span text:style-name="T11">&gt;&lt;/</text:span><text:span text:style-name="T16">a</text:span><text:span text:style-name="T11">&gt;</text:span><text:line-break/><text:line-break/><text:span text:style-name="T4">       </text:span><text:span text:style-name="T2">&lt;?php </text:span><text:span text:style-name="T14">elseif</text:span><text:span text:style-name="T8">(</text:span><text:span text:style-name="T12">$logo_type </text:span><text:span text:style-name="T8">==</text:span><text:span text:style-name="T10">'text'</text:span><text:span text:style-name="T8">) : </text:span><text:span text:style-name="T2">?&gt;</text:span><text:line-break/><text:line-break/><text:span text:style-name="T4">             </text:span><text:span text:style-name="T11">&lt;</text:span><text:span text:style-name="T16">a </text:span><text:span text:style-name="T8">href</text:span><text:span text:style-name="T11">=</text:span><text:span text:style-name="T13">"./" </text:span><text:span text:style-name="T8">id</text:span><text:span text:style-name="T11">=</text:span><text:span text:style-name="T13">"gkLogo text"</text:span><text:span text:style-name="T11">&gt;</text:span><text:line-break/><text:line-break/><text:span text:style-name="T4">                  </text:span><text:span text:style-name="T11">&lt;</text:span><text:span text:style-name="T16">span</text:span><text:span text:style-name="T11">&gt;</text:span><text:span text:style-name="T2">&lt;?php </text:span><text:span text:style-name="T7">echo </text:span><text:span text:style-name="T12">$logo_text</text:span><text:span text:style-name="T8">; </text:span><text:span text:style-name="T2">?&gt;</text:span><text:span text:style-name="T11">&lt;/</text:span><text:span text:style-name="T16">span</text:span><text:span text:style-name="T11">&gt;</text:span><text:line-break/><text:line-break/><text:span text:style-name="T4">                  </text:span><text:span text:style-name="T11">&lt;</text:span><text:span text:style-name="T16">small </text:span><text:span text:style-name="T8">class</text:span><text:span text:style-name="T11">=</text:span><text:span text:style-name="T13">"gkLogoSlogan"</text:span><text:span text:style-name="T11">&gt;</text:span><text:span text:style-name="T2">&lt;?php </text:span><text:span text:style-name="T7">echo </text:span><text:span text:style-name="T12">$logo_slogan</text:span><text:span text:style-name="T8">; </text:span><text:span text:style-name="T2">?&gt;</text:span><text:span text:style-name="T11">&lt;/</text:span><text:span text:style-name="T16">small</text:span><text:span text:style-name="T11">&gt;</text:span><text:line-break/><text:line-break/><text:span text:style-name="T4">             </text:span><text:span text:style-name="T11">&lt;/</text:span><text:span text:style-name="T16">a</text:span><text:span text:style-name="T11">&gt;</text:span><text:line-break/><text:line-break/><text:span text:style-name="T4">      </text:span><text:span text:style-name="T2">&lt;?php </text:span><text:span text:style-name="T14">elseif</text:span><text:span text:style-name="T8">(</text:span><text:span text:style-name="T12">$logo_type </text:span><text:span text:style-name="T8">==</text:span><text:span text:style-name="T10">'image'</text:span><text:span text:style-name="T8">) : </text:span><text:span text:style-name="T2">?&gt;</text:span><text:line-break/><text:line-break/><text:span text:style-name="T4">             </text:span><text:span text:style-name="T11">&lt;</text:span><text:span text:style-name="T16">a </text:span><text:span text:style-name="T8">href</text:span><text:span text:style-name="T11">=</text:span><text:span text:style-name="T13">"./" </text:span><text:span text:style-name="T8">id</text:span><text:span text:style-name="T11">=</text:span><text:span text:style-name="T13">"gkLogo"</text:span><text:span text:style-name="T11">&gt;</text:span><text:line-break/><text:line-break/><text:span text:style-name="T4">                  </text:span><text:span text:style-name="T11">&lt;</text:span><text:span text:style-name="T16">img </text:span><text:span text:style-name="T8">src</text:span><text:span text:style-name="T11">=</text:span><text:span text:style-name="T13">"&lt;?php echo $logo_image; ?&gt;" </text:span><text:span text:style-name="T8">alt</text:span><text:span text:style-name="T11">=</text:span><text:span text:style-name="T13">"&lt;?php echo $pageName; ?&gt;" </text:span><text:span text:style-name="T11">/&gt;</text:span><text:line-break/><text:line-break/><text:span text:style-name="T4">             </text:span><text:span text:style-name="T11">&lt;/</text:span><text:span text:style-name="T16">a</text:span><text:span text:style-name="T11">&gt;</text:span><text:line-break/><text:line-break/><text:span text:style-name="T4">       </text:span><text:span text:style-name="T2">&lt;?php </text:span><text:span text:style-name="T14">endif</text:span><text:span text:style-name="T8">; </text:span><text:span text:style-name="T2">?&gt;</text:span><text:line-break/><text:line-break/><text:span text:style-name="T4">  </text:span><text:span text:style-name="T2">&lt;?php </text:span><text:span text:style-name="T14">endif</text:span><text:span text:style-name="T8">; </text:span><text:span text:style-name="T2">?&gt;</text:span><text:line-break/><text:line-break/><text:span text:style-name="T4">  </text:span><text:span text:style-name="T11">&lt;/</text:span><text:span text:style-name="T16">div</text:span><text:span text:style-name="T11">&gt;</text:span><text:line-break/><text:soft-page-break/><text:line-break/><text:line-break/><text:line-break/><text:span text:style-name="T4">    </text:span><text:span text:style-name="T11">&lt;</text:span><text:span text:style-name="T16">div </text:span><text:span text:style-name="T8">id</text:span><text:span text:style-name="T11">=</text:span><text:span text:style-name="T13">"frame"</text:span><text:span text:style-name="T11">&gt;</text:span><text:line-break/><text:line-break/><text:span text:style-name="T4">        </text:span><text:span text:style-name="T11">&lt;</text:span><text:span text:style-name="T16">div </text:span><text:span text:style-name="T8">id</text:span><text:span text:style-name="T11">=</text:span><text:span text:style-name="T13">"errorDescription"</text:span><text:span text:style-name="T11">&gt;</text:span><text:line-break/><text:line-break/><text:span text:style-name="T4">            </text:span><text:span text:style-name="T11">&lt;</text:span><text:span text:style-name="T16">h2</text:span><text:span text:style-name="T11">&gt;</text:span><text:span text:style-name="T2">&lt;?php </text:span><text:span text:style-name="T7">echo </text:span><text:span text:style-name="T11">JText</text:span><text:span text:style-name="T8">::</text:span><text:span text:style-name="T6">_</text:span><text:span text:style-name="T8">(</text:span><text:span text:style-name="T10">'TPL_GK_LANG_ERROR_INFO'</text:span><text:span text:style-name="T8">); </text:span><text:span text:style-name="T2">?&gt; </text:span><text:span text:style-name="T11">&lt;</text:span><text:span text:style-name="T16">strong</text:span><text:span text:style-name="T11">&gt;</text:span><text:span text:style-name="T2">&lt;?php </text:span><text:span text:style-name="T7">echo </text:span><text:span text:style-name="T14">$this</text:span><text:span text:style-name="T8">-&gt;</text:span><text:span text:style-name="T11">error</text:span><text:span text:style-name="T8">-&gt;</text:span><text:span text:style-name="T11">getCode</text:span><text:span text:style-name="T8">(); </text:span><text:span text:style-name="T2">?&gt;</text:span><text:span text:style-name="T11">&lt;/</text:span><text:span text:style-name="T16">strong</text:span><text:span text:style-name="T11">&gt;&lt;/</text:span><text:span text:style-name="T16">h2</text:span><text:span text:style-name="T11">&gt;</text:span><text:line-break/><text:line-break/><text:span text:style-name="T4">            </text:span><text:span text:style-name="T11">&lt;</text:span><text:span text:style-name="T16">h3</text:span><text:span text:style-name="T11">&gt;</text:span><text:span text:style-name="T2">&lt;?php </text:span><text:span text:style-name="T7">echo </text:span><text:span text:style-name="T11">JText</text:span><text:span text:style-name="T8">::</text:span><text:span text:style-name="T6">_</text:span><text:span text:style-name="T8">(</text:span><text:span text:style-name="T10">'TPL_GK_LANG_ERROR_DESC'</text:span><text:span text:style-name="T8">); </text:span><text:span text:style-name="T2">?&gt;</text:span><text:span text:style-name="T11">&lt;/</text:span><text:span text:style-name="T16">h3</text:span><text:span text:style-name="T11">&gt;</text:span><text:line-break/><text:line-break/><text:span text:style-name="T4">        </text:span><text:span text:style-name="T11">&lt;/</text:span><text:span text:style-name="T16">div</text:span><text:span text:style-name="T11">&gt;</text:span><text:line-break/><text:line-break/><text:span text:style-name="T4">        </text:span><text:span text:style-name="T11">&lt;</text:span><text:span text:style-name="T16">div </text:span><text:span text:style-name="T8">id</text:span><text:span text:style-name="T11">=</text:span><text:span text:style-name="T13">"errorboxbody"</text:span><text:span text:style-name="T11">&gt;</text:span><text:line-break/><text:line-break/><text:span text:style-name="T4">            </text:span><text:span text:style-name="T11">&lt;</text:span><text:span text:style-name="T16">a </text:span><text:span text:style-name="T8">href</text:span><text:span text:style-name="T11">=</text:span><text:span text:style-name="T13">"&lt;?php echo JURI::base(); ?&gt;" </text:span><text:span text:style-name="T8">title</text:span><text:span text:style-name="T11">=</text:span><text:span text:style-name="T13">"&lt;?php echo JText::_('JERROR_LAYOUT_GO_TO_THE_HOME_PAGE'); ?&gt;"</text:span><text:span text:style-name="T11">&gt;</text:span><text:span text:style-name="T2">&lt;?php </text:span><text:span text:style-name="T7">echo </text:span><text:span text:style-name="T11">JText</text:span><text:span text:style-name="T8">::</text:span><text:span text:style-name="T6">_</text:span><text:span text:style-name="T8">(</text:span><text:span text:style-name="T10">'JERROR_LAYOUT_HOME_PAGE'</text:span><text:span text:style-name="T8">);</text:span><text:span text:style-name="T2">?&gt;</text:span><text:span text:style-name="T11">&lt;/</text:span><text:span text:style-name="T16">a</text:span><text:span text:style-name="T11">&gt;</text:span><text:line-break/><text:line-break/><text:span text:style-name="T4">            </text:span><text:span text:style-name="T11">&lt;</text:span><text:span text:style-name="T16">span</text:span><text:span text:style-name="T11">&gt;-&lt;/</text:span><text:span text:style-name="T16">span</text:span><text:span text:style-name="T11">&gt;</text:span><text:line-break/><text:line-break/><text:span text:style-name="T4">            </text:span><text:span text:style-name="T2">&lt;?php </text:span><text:span text:style-name="T14">if</text:span><text:span text:style-name="T8">(</text:span><text:span text:style-name="T12">$templateParams</text:span><text:span text:style-name="T8">-&gt;</text:span><text:span text:style-name="T11">get</text:span><text:span text:style-name="T8">(</text:span><text:span text:style-name="T10">'webmaster_contact_type'</text:span><text:span text:style-name="T8">) == </text:span><text:span text:style-name="T10">'email'</text:span><text:span text:style-name="T8">) :</text:span><text:line-break/><text:line-break/><text:span text:style-name="T4">                      </text:span><text:span text:style-name="T7">echo </text:span><text:span text:style-name="T12">$webmaster_contact_email</text:span><text:span text:style-name="T8">;</text:span><text:line-break/><text:line-break/><text:span text:style-name="T4">            </text:span><text:span text:style-name="T2">?&gt;</text:span><text:line-break/><text:line-break/><text:span text:style-name="T4">            </text:span><text:span text:style-name="T2">&lt;?php </text:span><text:span text:style-name="T14">elseif</text:span><text:span text:style-name="T8">(</text:span><text:span text:style-name="T12">$templateParams</text:span><text:span text:style-name="T8">-&gt;</text:span><text:span text:style-name="T11">get</text:span><text:span text:style-name="T8">(</text:span><text:span text:style-name="T10">'webmaster_contact_type'</text:span><text:span text:style-name="T8">) == </text:span><text:span text:style-name="T10">'url'</text:span><text:span text:style-name="T8">) : </text:span><text:span text:style-name="T2">?&gt;</text:span><text:line-break/><text:line-break/><text:span text:style-name="T4">                      </text:span><text:span text:style-name="T11">&lt;</text:span><text:span text:style-name="T16">a </text:span><text:span text:style-name="T8">href</text:span><text:span text:style-name="T11">=</text:span><text:span text:style-name="T13">"&lt;?php echo $webmaster_contact; ?&gt;"</text:span><text:span text:style-name="T11">&gt;</text:span><text:span text:style-name="T2">&lt;?php  </text:span><text:span text:style-name="T7">echo </text:span><text:span text:style-name="T11">JText</text:span><text:span text:style-name="T8">::</text:span><text:span text:style-name="T6">_</text:span><text:span text:style-name="T8">(</text:span><text:span text:style-name="T10">'TPL_GK_LANG_CONTACT_WEBMASTER'</text:span><text:span text:style-name="T8">); </text:span><text:span text:style-name="T2">?&gt;</text:span><text:span text:style-name="T11">&lt;/</text:span><text:span text:style-name="T16">a</text:span><text:span text:style-name="T11">&gt;</text:span><text:line-break/><text:line-break/><text:span text:style-name="T4">            </text:span><text:span text:style-name="T2">&lt;?php </text:span><text:span text:style-name="T14">endif</text:span><text:span text:style-name="T8">; </text:span><text:span text:style-name="T2">?&gt;</text:span><text:line-break/><text:line-break/><text:span text:style-name="T4">        </text:span><text:span text:style-name="T11">&lt;/</text:span><text:span text:style-name="T16">div</text:span><text:span text:style-name="T11">&gt;</text:span><text:line-break/><text:line-break/><text:span text:style-name="T4">    </text:span><text:span text:style-name="T11">&lt;/</text:span><text:span text:style-name="T16">div</text:span><text:span text:style-name="T11">&gt;</text:span><text:line-break/><text:line-break/><text:span text:style-name="T11">&lt;/</text:span><text:span text:style-name="T16">body</text:span><text:span text:style-name="T11">&gt;</text:span><text:line-break/><text:line-break/><text:span text:style-name="T11">&lt;/</text:span><text:span text:style-name="T16">html</text:span><text:span text:style-name="T11">&gt;</text:span> 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a carriere</meta:initial-creator>
    <meta:creation-date>2015-06-10T17:59:29.42</meta:creation-date>
    <meta:document-statistic meta:table-count="0" meta:image-count="0" meta:object-count="0" meta:page-count="4" meta:paragraph-count="4" meta:word-count="370" meta:character-count="4533"/>
    <dc:date>2015-06-10T19:04:39.22</dc:date>
    <dc:creator>flora carriere</dc:creator>
    <meta:editing-duration>PT3M51S</meta:editing-duration>
    <meta:editing-cycles>1</meta:editing-cycles>
    <meta:generator>OpenOffice.org/3.3$Win32 OpenOffice.org_project/330m20$Build-9567</meta:generator>
  </office:meta>
</office:document-meta>
</file>